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5fc14"/>
    </style:style>
    <style:style style:name="P2" style:family="paragraph" style:parent-style-name="Text_20_body">
      <style:paragraph-properties fo:text-align="center" style:justify-single-word="false"/>
      <style:text-properties fo:font-style="italic" officeooo:rsid="0024ac51" officeooo:paragraph-rsid="0024ac51" style:font-style-asian="italic" style:font-style-complex="italic"/>
    </style:style>
    <style:style style:name="P3" style:family="paragraph" style:parent-style-name="Text_20_body">
      <style:text-properties officeooo:rsid="0021ce19" officeooo:paragraph-rsid="0026a3a8"/>
    </style:style>
    <style:style style:name="P4" style:family="paragraph" style:parent-style-name="Text_20_body">
      <style:text-properties officeooo:paragraph-rsid="002d3b28"/>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text-properties officeooo:rsid="00173cb6" officeooo:paragraph-rsid="00173cb6"/>
    </style:style>
    <style:style style:name="P8" style:family="paragraph" style:parent-style-name="Heading_20_1">
      <style:paragraph-properties fo:break-before="page"/>
      <style:text-properties officeooo:rsid="002e1602" officeooo:paragraph-rsid="0010358f"/>
    </style:style>
    <style:style style:name="P9" style:family="paragraph" style:parent-style-name="Heading_20_2">
      <style:text-properties officeooo:rsid="002bb392"/>
    </style:style>
    <style:style style:name="P10" style:family="paragraph" style:parent-style-name="Heading_20_2">
      <style:text-properties officeooo:rsid="00277360"/>
    </style:style>
    <style:style style:name="P11" style:family="paragraph" style:parent-style-name="Heading_20_3">
      <style:text-properties officeooo:paragraph-rsid="00325a34"/>
    </style:style>
    <style:style style:name="P12" style:family="paragraph" style:parent-style-name="Heading_20_3">
      <style:text-properties officeooo:rsid="0021ce19" officeooo:paragraph-rsid="0021ce19"/>
    </style:style>
    <style:style style:name="P13" style:family="paragraph" style:parent-style-name="List_20_Contents" style:list-style-name="L4"/>
    <style:style style:name="P14" style:family="paragraph" style:parent-style-name="List_20_Contents" style:list-style-name="L6"/>
    <style:style style:name="P15" style:family="paragraph" style:parent-style-name="List_20_Contents" style:list-style-name="L6">
      <style:text-properties officeooo:paragraph-rsid="0024ac51"/>
    </style:style>
    <style:style style:name="P16" style:family="paragraph" style:parent-style-name="List_20_Contents" style:list-style-name="L6">
      <style:text-properties officeooo:paragraph-rsid="0029480c"/>
    </style:style>
    <style:style style:name="P17" style:family="paragraph" style:parent-style-name="List_20_Contents" style:list-style-name="L6">
      <style:text-properties officeooo:paragraph-rsid="002ac1c4"/>
    </style:style>
    <style:style style:name="P18" style:family="paragraph" style:parent-style-name="List_20_Contents" style:list-style-name="L6">
      <style:text-properties officeooo:rsid="0029480c" officeooo:paragraph-rsid="002ac1c4"/>
    </style:style>
    <style:style style:name="P19" style:family="paragraph" style:parent-style-name="List_20_Contents" style:list-style-name="L7">
      <style:text-properties officeooo:rsid="0029480c" officeooo:paragraph-rsid="0029480c"/>
    </style:style>
    <style:style style:name="P20" style:family="paragraph" style:parent-style-name="List_20_Contents" style:list-style-name="L6">
      <style:text-properties officeooo:rsid="002fc2af" officeooo:paragraph-rsid="002fc2af"/>
    </style:style>
    <style:style style:name="P21" style:family="paragraph" style:parent-style-name="List_20_Contents" style:list-style-name="L7"/>
    <style:style style:name="P22" style:family="paragraph" style:parent-style-name="List_20_Contents" style:list-style-name="L7">
      <style:text-properties officeooo:paragraph-rsid="0029480c"/>
    </style:style>
    <style:style style:name="P23" style:family="paragraph" style:parent-style-name="List_20_Contents" style:list-style-name="L8"/>
    <style:style style:name="P24" style:family="paragraph" style:parent-style-name="List_20_Contents" style:list-style-name="L9">
      <style:text-properties officeooo:paragraph-rsid="002ac1c4"/>
    </style:style>
    <style:style style:name="P25" style:family="paragraph" style:parent-style-name="List_20_Contents" style:list-style-name="L10"/>
    <style:style style:name="P26" style:family="paragraph" style:parent-style-name="List_20_Contents" style:list-style-name="L10">
      <style:text-properties officeooo:paragraph-rsid="002ac1c4"/>
    </style:style>
    <style:style style:name="P27" style:family="paragraph" style:parent-style-name="List_20_Contents" style:list-style-name="L10">
      <style:text-properties officeooo:paragraph-rsid="002bb392"/>
    </style:style>
    <style:style style:name="P28" style:family="paragraph" style:parent-style-name="List_20_Contents" style:list-style-name="L11"/>
    <style:style style:name="P29" style:family="paragraph" style:parent-style-name="List_20_Contents" style:list-style-name="L12"/>
    <style:style style:name="P30" style:family="paragraph" style:parent-style-name="List_20_Contents" style:list-style-name="L13"/>
    <style:style style:name="P31" style:family="paragraph" style:parent-style-name="List_20_Contents" style:list-style-name="L4">
      <style:text-properties officeooo:rsid="003a76d1" officeooo:paragraph-rsid="003a76d1"/>
    </style:style>
    <style:style style:name="P32" style:family="paragraph" style:parent-style-name="List_20_Contents">
      <style:text-properties officeooo:rsid="003a76d1" officeooo:paragraph-rsid="003a76d1"/>
    </style:style>
    <style:style style:name="P33" style:family="paragraph" style:parent-style-name="List_20_Contents" style:list-style-name="L4">
      <style:text-properties officeooo:rsid="003edb59" officeooo:paragraph-rsid="003edb59"/>
    </style:style>
    <style:style style:name="P34" style:family="paragraph" style:parent-style-name="Standard" style:list-style-name="L16">
      <style:text-properties officeooo:paragraph-rsid="0034894f"/>
    </style:style>
    <style:style style:name="P35" style:family="paragraph" style:parent-style-name="Standard" style:list-style-name="L16">
      <style:text-properties officeooo:paragraph-rsid="00173cb6"/>
    </style:style>
    <style:style style:name="P36" style:family="paragraph" style:parent-style-name="Standard" style:list-style-name="L16">
      <style:text-properties officeooo:rsid="0031b1c2" officeooo:paragraph-rsid="0031b1c2"/>
    </style:style>
    <style:style style:name="P37" style:family="paragraph" style:parent-style-name="Standard" style:list-style-name="L16">
      <style:text-properties officeooo:rsid="0031b1c2" officeooo:paragraph-rsid="0034894f"/>
    </style:style>
    <style:style style:name="P38" style:family="paragraph" style:parent-style-name="Standard" style:list-style-name="L16">
      <style:text-properties style:text-position="0% 100%" officeooo:rsid="00162bf5" officeooo:paragraph-rsid="00162bf5"/>
    </style:style>
    <style:style style:name="P39" style:family="paragraph" style:parent-style-name="Standard" style:list-style-name="L18">
      <style:text-properties style:text-position="0% 100%" officeooo:rsid="00162bf5" officeooo:paragraph-rsid="0016591b"/>
    </style:style>
    <style:style style:name="P40" style:family="paragraph" style:parent-style-name="Standard" style:list-style-name="L16">
      <style:text-properties officeooo:rsid="00173cb6" officeooo:paragraph-rsid="00173cb6"/>
    </style:style>
    <style:style style:name="P41" style:family="paragraph" style:parent-style-name="Standard" style:list-style-name="L16">
      <style:text-properties officeooo:rsid="0034894f" officeooo:paragraph-rsid="0034894f"/>
    </style:style>
    <style:style style:name="P42" style:family="paragraph" style:parent-style-name="Standard" style:list-style-name="L17"/>
    <style:style style:name="P43" style:family="paragraph" style:parent-style-name="Standard" style:list-style-name="L17">
      <style:text-properties officeooo:rsid="001aa345" officeooo:paragraph-rsid="0036fa72"/>
    </style:style>
    <style:style style:name="P44" style:family="paragraph" style:parent-style-name="Standard" style:list-style-name="L18"/>
    <style:style style:name="P45" style:family="paragraph" style:parent-style-name="Standard" style:list-style-name="L18">
      <style:text-properties officeooo:paragraph-rsid="0016591b"/>
    </style:style>
    <style:style style:name="P46" style:family="paragraph" style:parent-style-name="Standard" style:list-style-name="L18">
      <style:text-properties officeooo:rsid="0016591b" officeooo:paragraph-rsid="0016591b"/>
    </style:style>
    <style:style style:name="P47" style:family="paragraph" style:parent-style-name="Standard" style:list-style-name="L15">
      <style:paragraph-properties fo:margin-top="0.275cm" fo:margin-bottom="0cm" loext:contextual-spacing="false"/>
      <style:text-properties officeooo:paragraph-rsid="00325a34"/>
    </style:style>
    <style:style style:name="P48" style:family="paragraph" style:parent-style-name="Standard" style:list-style-name="L15">
      <style:paragraph-properties fo:margin-top="0.275cm" fo:margin-bottom="0cm" loext:contextual-spacing="false"/>
      <style:text-properties officeooo:paragraph-rsid="0033c086"/>
    </style:style>
    <style:style style:name="P49" style:family="paragraph" style:parent-style-name="Standard" style:list-style-name="L15">
      <style:paragraph-properties fo:margin-top="0.275cm" fo:margin-bottom="0cm" loext:contextual-spacing="false"/>
      <style:text-properties officeooo:rsid="0033c086" officeooo:paragraph-rsid="0033c086"/>
    </style:style>
    <style:style style:name="P50" style:family="paragraph" style:parent-style-name="Standard" style:list-style-name="L15">
      <style:paragraph-properties fo:margin-top="0.275cm" fo:margin-bottom="0cm" loext:contextual-spacing="false"/>
      <style:text-properties officeooo:rsid="0034894f" officeooo:paragraph-rsid="0034894f"/>
    </style:style>
    <style:style style:name="P51" style:family="paragraph" style:parent-style-name="Standard" style:list-style-name="L17">
      <style:paragraph-properties fo:margin-top="0.275cm" fo:margin-bottom="0cm" loext:contextual-spacing="false"/>
      <style:text-properties officeooo:paragraph-rsid="0036fa72"/>
    </style:style>
    <style:style style:name="P52" style:family="paragraph" style:parent-style-name="Standard" style:list-style-name="L17">
      <style:paragraph-properties fo:margin-top="0.275cm" fo:margin-bottom="0cm" loext:contextual-spacing="false"/>
      <style:text-properties officeooo:rsid="0036fa72" officeooo:paragraph-rsid="0036fa72"/>
    </style:style>
    <style:style style:name="P53" style:family="paragraph" style:parent-style-name="Text_20_body" style:list-style-name="L1">
      <style:text-properties officeooo:rsid="00173cb6" officeooo:paragraph-rsid="00173cb6"/>
    </style:style>
    <style:style style:name="P54" style:family="paragraph" style:parent-style-name="Text_20_body" style:list-style-name="L2">
      <style:text-properties officeooo:rsid="0018f877" officeooo:paragraph-rsid="0018f877"/>
    </style:style>
    <style:style style:name="P55" style:family="paragraph" style:parent-style-name="Text_20_body" style:list-style-name="L3">
      <style:text-properties officeooo:rsid="00227669" officeooo:paragraph-rsid="00227669"/>
    </style:style>
    <style:style style:name="P56" style:family="paragraph" style:parent-style-name="Text_20_body" style:list-style-name="L3">
      <style:text-properties officeooo:rsid="00245acf" officeooo:paragraph-rsid="00245acf"/>
    </style:style>
    <style:style style:name="P57" style:family="paragraph" style:parent-style-name="Text_20_body" style:list-style-name="L5">
      <style:text-properties officeooo:rsid="002ac1c4" officeooo:paragraph-rsid="002ac1c4"/>
    </style:style>
    <style:style style:name="P58" style:family="paragraph" style:parent-style-name="Text_20_body" style:list-style-name="L5">
      <style:text-properties officeooo:rsid="002891dd" officeooo:paragraph-rsid="002891dd"/>
    </style:style>
    <style:style style:name="P59" style:family="paragraph" style:parent-style-name="Text_20_body" style:list-style-name="L20">
      <style:text-properties officeooo:rsid="001daf95" officeooo:paragraph-rsid="001daf95"/>
    </style:style>
    <style:style style:name="P60" style:family="paragraph" style:parent-style-name="Text_20_body" style:list-style-name="L21">
      <style:text-properties officeooo:rsid="001daf95" officeooo:paragraph-rsid="001daf95"/>
    </style:style>
    <style:style style:name="P61" style:family="paragraph" style:parent-style-name="Text_20_body" style:list-style-name="L21">
      <style:text-properties officeooo:rsid="001e65de" officeooo:paragraph-rsid="001e65de"/>
    </style:style>
    <style:style style:name="P62" style:family="paragraph" style:parent-style-name="Text_20_body" style:list-style-name="L22">
      <style:text-properties officeooo:rsid="001fe148" officeooo:paragraph-rsid="001fe148"/>
    </style:style>
    <style:style style:name="P63" style:family="paragraph" style:parent-style-name="Text_20_body" style:list-style-name="L23">
      <style:text-properties officeooo:rsid="001fe148" officeooo:paragraph-rsid="001fe148"/>
    </style:style>
    <style:style style:name="P64" style:family="paragraph" style:parent-style-name="Text_20_body" style:list-style-name="L22">
      <style:text-properties officeooo:rsid="0021ce19" officeooo:paragraph-rsid="0021ce19"/>
    </style:style>
    <style:style style:name="P65" style:family="paragraph" style:parent-style-name="Text_20_body" style:list-style-name="L23">
      <style:text-properties officeooo:rsid="0021ce19" officeooo:paragraph-rsid="0021ce19"/>
    </style:style>
    <style:style style:name="P66" style:family="paragraph" style:parent-style-name="Text_20_body" style:list-style-name="L24">
      <style:text-properties officeooo:rsid="0021ce19" officeooo:paragraph-rsid="0021ce19"/>
    </style:style>
    <style:style style:name="P67" style:family="paragraph" style:parent-style-name="Text_20_body" style:list-style-name="L25">
      <style:paragraph-properties fo:text-align="start" style:justify-single-word="false"/>
      <style:text-properties officeooo:rsid="0024ac51" officeooo:paragraph-rsid="0024ac51"/>
    </style:style>
    <style:style style:name="P68" style:family="paragraph" style:parent-style-name="Text_20_body" style:list-style-name="L25">
      <style:paragraph-properties fo:text-align="start" style:justify-single-word="false"/>
      <style:text-properties officeooo:rsid="0024ac51" officeooo:paragraph-rsid="00254a48"/>
    </style:style>
    <style:style style:name="P69" style:family="paragraph" style:parent-style-name="Text_20_body" style:list-style-name="L28">
      <style:text-properties officeooo:rsid="003aea61" officeooo:paragraph-rsid="003aea61"/>
    </style:style>
    <style:style style:name="P70" style:family="paragraph" style:parent-style-name="Text_20_body" style:list-style-name="L14">
      <style:paragraph-properties fo:margin-top="0.275cm" fo:margin-bottom="0cm" loext:contextual-spacing="false"/>
      <style:text-properties officeooo:rsid="002fc2af" officeooo:paragraph-rsid="002fc2af"/>
    </style:style>
    <style:style style:name="P71" style:family="paragraph" style:parent-style-name="Text_20_body" style:list-style-name="L14">
      <style:paragraph-properties fo:margin-top="0.275cm" fo:margin-bottom="0cm" loext:contextual-spacing="false"/>
      <style:text-properties officeooo:rsid="002fc2af" officeooo:paragraph-rsid="00325a34"/>
    </style:style>
    <style:style style:name="P72" style:family="paragraph" style:parent-style-name="Text_20_body" style:list-style-name="L14">
      <style:paragraph-properties fo:margin-top="0.275cm" fo:margin-bottom="0cm" loext:contextual-spacing="false"/>
      <style:text-properties officeooo:rsid="002e8dff" officeooo:paragraph-rsid="002e8dff"/>
    </style:style>
    <style:style style:name="P73" style:family="paragraph" style:parent-style-name="Text_20_body" style:list-style-name="L14">
      <style:paragraph-properties fo:margin-top="0.275cm" fo:margin-bottom="0cm" loext:contextual-spacing="false"/>
      <style:text-properties officeooo:rsid="002e8dff" officeooo:paragraph-rsid="0031567f"/>
    </style:style>
    <style:style style:name="P74" style:family="paragraph" style:parent-style-name="Text_20_body" style:list-style-name="L14">
      <style:paragraph-properties fo:margin-top="0.275cm" fo:margin-bottom="0cm" loext:contextual-spacing="false"/>
      <style:text-properties officeooo:rsid="00325a34" officeooo:paragraph-rsid="00325a34"/>
    </style:style>
    <style:style style:name="P75" style:family="paragraph" style:parent-style-name="Text_20_body" style:list-style-name="L14">
      <style:paragraph-properties fo:margin-top="0.275cm" fo:margin-bottom="0cm" loext:contextual-spacing="false"/>
      <style:text-properties officeooo:rsid="0033c086" officeooo:paragraph-rsid="0033c086"/>
    </style:style>
    <style:style style:name="P76" style:family="paragraph" style:parent-style-name="Text_20_body" style:list-style-name="L21">
      <style:paragraph-properties fo:margin-top="0.275cm" fo:margin-bottom="0cm" loext:contextual-spacing="false"/>
      <style:text-properties officeooo:rsid="001e65de" officeooo:paragraph-rsid="001e65de"/>
    </style:style>
    <style:style style:name="P77" style:family="paragraph" style:parent-style-name="Text_20_body" style:list-style-name="L19">
      <style:paragraph-properties fo:margin-top="0cm" fo:margin-bottom="0cm" loext:contextual-spacing="false"/>
      <style:text-properties officeooo:rsid="0021ce19" officeooo:paragraph-rsid="0021ce19"/>
    </style:style>
    <style:style style:name="P78" style:family="paragraph" style:parent-style-name="Text_20_body" style:list-style-name="L20">
      <style:paragraph-properties fo:margin-top="0cm" fo:margin-bottom="0cm" loext:contextual-spacing="false"/>
      <style:text-properties officeooo:rsid="001daf95" officeooo:paragraph-rsid="001daf95"/>
    </style:style>
    <style:style style:name="P79" style:family="paragraph" style:parent-style-name="Text_20_body" style:list-style-name="L21">
      <style:paragraph-properties fo:margin-top="0cm" fo:margin-bottom="0cm" loext:contextual-spacing="false"/>
      <style:text-properties officeooo:rsid="001daf95" officeooo:paragraph-rsid="001daf95"/>
    </style:style>
    <style:style style:name="P80" style:family="paragraph" style:parent-style-name="Text_20_body" style:list-style-name="L21">
      <style:paragraph-properties fo:margin-top="0cm" fo:margin-bottom="0cm" loext:contextual-spacing="false"/>
      <style:text-properties officeooo:rsid="001daf95" officeooo:paragraph-rsid="001e65de"/>
    </style:style>
    <style:style style:name="P81" style:family="paragraph" style:parent-style-name="Text_20_body" style:list-style-name="L20">
      <style:paragraph-properties fo:margin-top="0cm" fo:margin-bottom="0cm" loext:contextual-spacing="false"/>
      <style:text-properties officeooo:rsid="001e65de" officeooo:paragraph-rsid="001e65de"/>
    </style:style>
    <style:style style:name="P82" style:family="paragraph" style:parent-style-name="Text_20_body" style:list-style-name="L21">
      <style:paragraph-properties fo:margin-top="0cm" fo:margin-bottom="0cm" loext:contextual-spacing="false"/>
      <style:text-properties officeooo:rsid="001e65de" officeooo:paragraph-rsid="001e65de"/>
    </style:style>
    <style:style style:name="P83" style:family="paragraph" style:parent-style-name="Text_20_body" style:list-style-name="L21">
      <style:paragraph-properties fo:margin-top="0cm" fo:margin-bottom="0cm" loext:contextual-spacing="false"/>
      <style:text-properties officeooo:rsid="001bca21" officeooo:paragraph-rsid="001e65de"/>
    </style:style>
    <style:style style:name="P84" style:family="paragraph" style:parent-style-name="Text_20_body" style:list-style-name="L27">
      <style:paragraph-properties fo:margin-top="0cm" fo:margin-bottom="0cm" loext:contextual-spacing="false"/>
      <style:text-properties officeooo:rsid="003a76d1" officeooo:paragraph-rsid="003a76d1"/>
    </style:style>
    <style:style style:name="P85" style:family="paragraph" style:parent-style-name="Text_20_body" style:list-style-name="L28">
      <style:paragraph-properties fo:margin-top="0cm" fo:margin-bottom="0cm" loext:contextual-spacing="false"/>
      <style:text-properties officeooo:rsid="003a76d1" officeooo:paragraph-rsid="003a76d1"/>
    </style:style>
    <style:style style:name="P86" style:family="paragraph" style:parent-style-name="Text_20_body" style:list-style-name="L28">
      <style:paragraph-properties fo:margin-top="0cm" fo:margin-bottom="0cm" loext:contextual-spacing="false"/>
      <style:text-properties officeooo:rsid="003aea61" officeooo:paragraph-rsid="003aea61"/>
    </style:style>
    <style:style style:name="P87" style:family="paragraph" style:parent-style-name="Text_20_body" style:list-style-name="L28">
      <style:paragraph-properties fo:margin-top="0cm" fo:margin-bottom="0cm" loext:contextual-spacing="false"/>
      <style:text-properties officeooo:rsid="003aea61" officeooo:paragraph-rsid="003bcf5d"/>
    </style:style>
    <style:style style:name="P88" style:family="paragraph" style:parent-style-name="Text_20_body" style:list-style-name="L28">
      <style:paragraph-properties fo:margin-top="0cm" fo:margin-bottom="0cm" loext:contextual-spacing="false"/>
      <style:text-properties officeooo:rsid="003aea61" officeooo:paragraph-rsid="003dbaa8"/>
    </style:style>
    <style:style style:name="P89" style:family="paragraph" style:parent-style-name="Text_20_body" style:list-style-name="L27">
      <style:paragraph-properties fo:margin-top="0cm" fo:margin-bottom="0cm" loext:contextual-spacing="false"/>
      <style:text-properties officeooo:rsid="003aea61" officeooo:paragraph-rsid="003aea61"/>
    </style:style>
    <style:style style:name="P90" style:family="paragraph" style:parent-style-name="Text_20_body" style:list-style-name="L27">
      <style:paragraph-properties fo:margin-top="0cm" fo:margin-bottom="0cm" loext:contextual-spacing="false"/>
      <style:text-properties officeooo:rsid="003aea61" officeooo:paragraph-rsid="003bcf5d"/>
    </style:style>
    <style:style style:name="P91" style:family="paragraph" style:parent-style-name="Text_20_body" style:list-style-name="L29">
      <style:paragraph-properties fo:margin-top="0cm" fo:margin-bottom="0cm" loext:contextual-spacing="false"/>
      <style:text-properties fo:font-weight="normal" officeooo:rsid="003aea61" officeooo:paragraph-rsid="003aea61" style:font-weight-asian="normal" style:font-weight-complex="normal"/>
    </style:style>
    <style:style style:name="P92" style:family="paragraph" style:parent-style-name="Text_20_body" style:list-style-name="L29">
      <style:paragraph-properties fo:margin-top="0cm" fo:margin-bottom="0cm" loext:contextual-spacing="false"/>
      <style:text-properties fo:font-weight="normal" officeooo:rsid="003aea61" officeooo:paragraph-rsid="003bcf5d" style:font-weight-asian="normal" style:font-weight-complex="normal"/>
    </style:style>
    <style:style style:name="P93" style:family="paragraph" style:parent-style-name="Text_20_body" style:list-style-name="L29">
      <style:paragraph-properties fo:margin-top="0cm" fo:margin-bottom="0cm" loext:contextual-spacing="false"/>
      <style:text-properties fo:font-weight="normal" officeooo:rsid="003bcf5d" officeooo:paragraph-rsid="003bcf5d" style:font-weight-asian="normal" style:font-weight-complex="normal"/>
    </style:style>
    <style:style style:name="P94" style:family="paragraph" style:parent-style-name="Text_20_body" style:list-style-name="L27">
      <style:paragraph-properties fo:margin-top="0cm" fo:margin-bottom="0cm" loext:contextual-spacing="false"/>
      <style:text-properties fo:font-weight="normal" officeooo:rsid="003bcf5d" officeooo:paragraph-rsid="003bcf5d" style:font-weight-asian="normal" style:font-weight-complex="normal"/>
    </style:style>
    <style:style style:name="P95" style:family="paragraph" style:parent-style-name="Text_20_body" style:list-style-name="L29">
      <style:paragraph-properties fo:margin-top="0cm" fo:margin-bottom="0cm" loext:contextual-spacing="false"/>
      <style:text-properties fo:font-weight="normal" officeooo:rsid="003dbaa8" officeooo:paragraph-rsid="003dbaa8" style:font-weight-asian="normal" style:font-weight-complex="normal"/>
    </style:style>
    <style:style style:name="P96" style:family="paragraph" style:parent-style-name="Text_20_body" style:list-style-name="L28">
      <style:paragraph-properties fo:margin-top="0cm" fo:margin-bottom="0cm" loext:contextual-spacing="false"/>
      <style:text-properties officeooo:rsid="003bcf5d" officeooo:paragraph-rsid="003bcf5d"/>
    </style:style>
    <style:style style:name="P97" style:family="paragraph" style:parent-style-name="Text_20_body" style:list-style-name="L28">
      <style:paragraph-properties fo:margin-top="0cm" fo:margin-bottom="0cm" loext:contextual-spacing="false"/>
      <style:text-properties officeooo:rsid="003dbaa8" officeooo:paragraph-rsid="003dbaa8"/>
    </style:style>
    <style:style style:name="P98" style:family="paragraph" style:parent-style-name="Text_20_body" style:list-style-name="L20">
      <style:paragraph-properties fo:margin-top="0.275cm" fo:margin-bottom="0.247cm" loext:contextual-spacing="false"/>
      <style:text-properties officeooo:rsid="001daf95" officeooo:paragraph-rsid="001daf95"/>
    </style:style>
    <style:style style:name="T1" style:family="text">
      <style:text-properties officeooo:rsid="0011cfa0"/>
    </style:style>
    <style:style style:name="T2" style:family="text">
      <style:text-properties officeooo:rsid="001576c5"/>
    </style:style>
    <style:style style:name="T3" style:family="text">
      <style:text-properties officeooo:rsid="0015fc14"/>
    </style:style>
    <style:style style:name="T4" style:family="text">
      <style:text-properties officeooo:rsid="00162bf5"/>
    </style:style>
    <style:style style:name="T5" style:family="text">
      <style:text-properties officeooo:rsid="0016591b"/>
    </style:style>
    <style:style style:name="T6" style:family="text">
      <style:text-properties officeooo:rsid="00173cb6"/>
    </style:style>
    <style:style style:name="T7" style:family="text">
      <style:text-properties officeooo:rsid="0018f877"/>
    </style:style>
    <style:style style:name="T8" style:family="text">
      <style:text-properties officeooo:rsid="001daf95"/>
    </style:style>
    <style:style style:name="T9" style:family="text">
      <style:text-properties officeooo:rsid="001e65de"/>
    </style:style>
    <style:style style:name="T10" style:family="text">
      <style:text-properties officeooo:rsid="001fe148"/>
    </style:style>
    <style:style style:name="T11" style:family="text">
      <style:text-properties officeooo:rsid="00245acf"/>
    </style:style>
    <style:style style:name="T12" style:family="text">
      <style:text-properties officeooo:rsid="0024ac51"/>
    </style:style>
    <style:style style:name="T13" style:family="text">
      <style:text-properties officeooo:rsid="002891dd"/>
    </style:style>
    <style:style style:name="T14" style:family="text">
      <style:text-properties officeooo:rsid="0029480c"/>
    </style:style>
    <style:style style:name="T15" style:family="text">
      <style:text-properties officeooo:rsid="002ac1c4"/>
    </style:style>
    <style:style style:name="T16" style:family="text">
      <style:text-properties officeooo:rsid="002bb392"/>
    </style:style>
    <style:style style:name="T17" style:family="text">
      <style:text-properties officeooo:rsid="002d3b28"/>
    </style:style>
    <style:style style:name="T18" style:family="text">
      <style:text-properties officeooo:rsid="0031567f"/>
    </style:style>
    <style:style style:name="T19" style:family="text">
      <style:text-properties officeooo:rsid="00325a34"/>
    </style:style>
    <style:style style:name="T20" style:family="text">
      <style:text-properties officeooo:rsid="0033c086"/>
    </style:style>
    <style:style style:name="T21" style:family="text">
      <style:text-properties fo:font-style="italic" style:font-style-asian="italic" style:font-style-complex="italic"/>
    </style:style>
    <style:style style:name="T22" style:family="text">
      <style:text-properties fo:font-style="italic" officeooo:rsid="00325a34" style:font-style-asian="italic" style:font-style-complex="italic"/>
    </style:style>
    <style:style style:name="T23" style:family="text">
      <style:text-properties fo:font-style="italic" officeooo:rsid="0033c086" style:font-style-asian="italic" style:font-style-complex="italic"/>
    </style:style>
    <style:style style:name="T24" style:family="text">
      <style:text-properties fo:font-style="italic" officeooo:rsid="0034894f" style:font-style-asian="italic" style:font-style-complex="italic"/>
    </style:style>
    <style:style style:name="T25" style:family="text">
      <style:text-properties fo:font-style="italic" officeooo:rsid="0031567f" style:font-style-asian="italic" style:font-style-complex="italic"/>
    </style:style>
    <style:style style:name="T26" style:family="text">
      <style:text-properties fo:font-style="italic" officeooo:rsid="0036fa72" style:font-style-asian="italic" style:font-style-complex="italic"/>
    </style:style>
    <style:style style:name="T27" style:family="text">
      <style:text-properties fo:font-style="italic" fo:font-weight="normal" officeooo:rsid="0033c086" style:font-style-asian="italic" style:font-weight-asian="normal" style:font-style-complex="italic" style:font-weight-complex="normal"/>
    </style:style>
    <style:style style:name="T28" style:family="text">
      <style:text-properties fo:font-style="italic" fo:font-weight="normal" officeooo:rsid="00325a34" style:font-style-asian="italic" style:font-weight-asian="normal" style:font-style-complex="italic" style:font-weight-complex="normal"/>
    </style:style>
    <style:style style:name="T29" style:family="text">
      <style:text-properties officeooo:rsid="0034894f"/>
    </style:style>
    <style:style style:name="T30" style:family="text">
      <style:text-properties fo:font-size="12pt" officeooo:rsid="00325a34" style:font-size-asian="12pt" style:font-size-complex="12pt"/>
    </style:style>
    <style:style style:name="T31" style:family="text">
      <style:text-properties fo:font-size="12pt" officeooo:rsid="0035468a" style:font-size-asian="12pt" style:font-size-complex="12pt"/>
    </style:style>
    <style:style style:name="T32" style:family="text">
      <style:text-properties fo:font-style="normal" officeooo:rsid="0034894f" style:font-style-asian="normal" style:font-style-complex="normal"/>
    </style:style>
    <style:style style:name="T33" style:family="text">
      <style:text-properties officeooo:rsid="0035468a"/>
    </style:style>
    <style:style style:name="T34" style:family="text">
      <style:text-properties fo:font-size="14pt" officeooo:rsid="0035468a" style:font-size-asian="14pt" style:font-size-complex="14pt"/>
    </style:style>
    <style:style style:name="T35" style:family="text">
      <style:text-properties officeooo:rsid="0036fa72"/>
    </style:style>
    <style:style style:name="T36" style:family="text">
      <style:text-properties officeooo:rsid="003a76d1"/>
    </style:style>
    <style:style style:name="T37" style:family="text">
      <style:text-properties fo:font-weight="bold" style:font-weight-asian="bold" style:font-weight-complex="bold"/>
    </style:style>
    <style:style style:name="T38" style:family="text">
      <style:text-properties officeooo:rsid="003aea61"/>
    </style:style>
    <style:style style:name="T39" style:family="text">
      <style:text-properties officeooo:rsid="003bcf5d"/>
    </style:style>
    <style:style style:name="T40" style:family="text">
      <style:text-properties officeooo:rsid="003dbaa8"/>
    </style:style>
    <style:style style:name="T41" style:family="text">
      <style:text-properties officeooo:rsid="003f115b"/>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esign for File Data Approach</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448_90201329" text:style-name="Index_20_Link" text:visited-style-name="Index_20_Link">Use Cases<text:tab/>1</text:a></text:p>
          <text:p text:style-name="P5"><text:a xlink:type="simple" xlink:href="#__RefHeading___Toc106_704386036" text:style-name="Index_20_Link" text:visited-style-name="Index_20_Link">File Data Structure<text:tab/>1</text:a></text:p>
          <text:p text:style-name="P6"><text:a xlink:type="simple" xlink:href="#__RefHeading___Toc108_704386036" text:style-name="Index_20_Link" text:visited-style-name="Index_20_Link">Hashes<text:tab/>1</text:a></text:p>
          <text:p text:style-name="P6"><text:a xlink:type="simple" xlink:href="#__RefHeading___Toc1343_1031419351" text:style-name="Index_20_Link" text:visited-style-name="Index_20_Link">Directories<text:tab/>1</text:a></text:p>
          <text:p text:style-name="P6"><text:a xlink:type="simple" xlink:href="#__RefHeading___Toc110_704386036" text:style-name="Index_20_Link" text:visited-style-name="Index_20_Link">Words directory<text:tab/>1</text:a></text:p>
          <text:p text:style-name="P6"><text:a xlink:type="simple" xlink:href="#__RefHeading___Toc112_704386036" text:style-name="Index_20_Link" text:visited-style-name="Index_20_Link">Documents directory<text:tab/>1</text:a></text:p>
          <text:p text:style-name="P6"><text:a xlink:type="simple" xlink:href="#__RefHeading___Toc118_704386036" text:style-name="Index_20_Link" text:visited-style-name="Index_20_Link">Configuration<text:tab/>1</text:a></text:p>
          <text:p text:style-name="P5"><text:a xlink:type="simple" xlink:href="#__RefHeading___Toc1345_1031419351" text:style-name="Index_20_Link" text:visited-style-name="Index_20_Link">Processes and Threads<text:tab/>1</text:a></text:p>
          <text:p text:style-name="P5"><text:a xlink:type="simple" xlink:href="#__RefHeading___Toc120_704386036" text:style-name="Index_20_Link" text:visited-style-name="Index_20_Link">Algorithms<text:tab/>1</text:a></text:p>
          <text:p text:style-name="P6"><text:a xlink:type="simple" xlink:href="#__RefHeading___Toc122_704386036" text:style-name="Index_20_Link" text:visited-style-name="Index_20_Link">Merge<text:tab/>1</text:a></text:p>
          <text:p text:style-name="P6"><text:a xlink:type="simple" xlink:href="#__RefHeading___Toc128_704386036" text:style-name="Index_20_Link" text:visited-style-name="Index_20_Link">Lookup<text:tab/>1</text:a></text:p>
          <text:p text:style-name="P6"><text:a xlink:type="simple" xlink:href="#__RefHeading___Toc134_704386036" text:style-name="Index_20_Link" text:visited-style-name="Index_20_Link">Combination Merge + Lookup<text:tab/>1</text:a></text:p>
          <text:p text:style-name="P5"><text:a xlink:type="simple" xlink:href="#__RefHeading___Toc562_90201329" text:style-name="Index_20_Link" text:visited-style-name="Index_20_Link">Database Creation and Maintenance<text:tab/>1</text:a></text:p>
          <text:p text:style-name="P6"><text:a xlink:type="simple" xlink:href="#__RefHeading___Toc144_704386036" text:style-name="Index_20_Link" text:visited-style-name="Index_20_Link">Extract<text:tab/>1</text:a></text:p>
          <text:p text:style-name="P6"><text:a xlink:type="simple" xlink:href="#__RefHeading___Toc564_90201329" text:style-name="Index_20_Link" text:visited-style-name="Index_20_Link">Extract Scripting<text:tab/>1</text:a></text:p>
          <text:p text:style-name="P6"><text:a xlink:type="simple" xlink:href="#__RefHeading___Toc566_90201329" text:style-name="Index_20_Link" text:visited-style-name="Index_20_Link">AJAX Server<text:tab/>1</text:a></text:p>
          <text:p text:style-name="P6"><text:a xlink:type="simple" xlink:href="#__RefHeading___Toc568_90201329" text:style-name="Index_20_Link" text:visited-style-name="Index_20_Link">Search Website<text:tab/>1</text:a></text:p>
          <text:p text:style-name="P5"><text:a xlink:type="simple" xlink:href="#__RefHeading___Toc604_818902135" text:style-name="Index_20_Link" text:visited-style-name="Index_20_Link">TODO<text:tab/>1</text:a></text:p>
          <text:p text:style-name="P5"><text:a xlink:type="simple" xlink:href="#__RefHeading___Toc148_704386036" text:style-name="Index_20_Link" text:visited-style-name="Index_20_Link">Misc<text:tab/>1</text:a></text:p>
          <text:p text:style-name="P6"><text:a xlink:type="simple" xlink:href="#__RefHeading___Toc1347_1031419351" text:style-name="Index_20_Link" text:visited-style-name="Index_20_Link">Blacklisting<text:tab/>1</text:a></text:p>
        </text:index-body>
      </text:table-of-content>
      <text:h text:style-name="P7" text:outline-level="1"><text:bookmark-start text:name="__RefHeading___Toc448_90201329"/>Use Cases<text:bookmark-end text:name="__RefHeading___Toc448_90201329"/></text:h>
      <text:h text:style-name="Heading_20_3" text:outline-level="3"><text:bookmark-start text:name="__RefHeading___Toc450_90201329"/>Initial Mapping of a website<text:span text:style-name="T6"> "Information Clearing House" (ICH)</text:span><text:bookmark-end text:name="__RefHeading___Toc450_90201329"/></text:h>
      <text:list xml:id="list123909867" text:style-name="L1">
        <text:list-item>
          <text:p text:style-name="P53">Articles are to be mapped. <text:s/>Intense debate is not to be mapped. <text:s/>Luckilly intense debat<text:span text:style-name="T7">e has a different domain name.</text:span></text:p>
        </text:list-item>
        <text:list-item>
          <text:p text:style-name="P53">One approach would be to recursively follow all links.</text:p>
        </text:list-item>
        <text:list-item>
          <text:p text:style-name="P53">Information clearing house article URLs have a simple format. <text:s/>Might be better to use that.</text:p>
        </text:list-item>
      </text:list>
      <text:h text:style-name="Heading_20_3" text:outline-level="3"><text:bookmark-start text:name="__RefHeading___Toc452_90201329"/>Adding <text:span text:style-name="T7">comment</text:span> pages<text:span text:style-name="T7"> for ICH</text:span><text:bookmark-end text:name="__RefHeading___Toc452_90201329"/></text:h>
      <text:list xml:id="list2885565005" text:style-name="L2">
        <text:list-item>
          <text:p text:style-name="P54">The intense debate pages are already mapped. <text:s/>But we might have to <text:s/>re-visit them in order to get the links to intense debate.</text:p>
        </text:list-item>
        <text:list-item>
          <text:p text:style-name="P54">Might be better to undestand the layout of ICH<text:span text:style-name="T8">. <text:s/>Just how the comment pages composed. <text:s/>Is it using frames?</text:span></text:p>
        </text:list-item>
      </text:list>
      <text:h text:style-name="Heading_20_3" text:outline-level="3"><text:bookmark-start text:name="__RefHeading___Toc454_90201329"/>Adding another site to the Mapping<text:bookmark-end text:name="__RefHeading___Toc454_90201329"/></text:h>
      <text:h text:style-name="Heading_20_3" text:outline-level="3"><text:bookmark-start text:name="__RefHeading___Toc456_90201329"/>Adding a site with PDF documents.<text:bookmark-end text:name="__RefHeading___Toc456_90201329"/></text:h>
      <text:h text:style-name="Heading_20_3" text:outline-level="3"><text:bookmark-start text:name="__RefHeading___Toc600_818902135"/>Generate initial common words<text:bookmark-end text:name="__RefHeading___Toc600_818902135"/></text:h>
      <text:h text:style-name="Heading_20_3" text:outline-level="3"><text:bookmark-start text:name="__RefHeading___Toc602_818902135"/>Updat<text:span text:style-name="T16">ing</text:span> common words<text:bookmark-end text:name="__RefHeading___Toc602_818902135"/></text:h>
      <text:list xml:id="list1343334126" text:style-name="L3">
        <text:list-item>
          <text:p text:style-name="P55">There is no deletion from common words list.</text:p>
        </text:list-item>
        <text:list-item>
          <text:p text:style-name="P55">Tool looks at sizes of <text:span text:style-name="T11">documents files in words directory.</text:span></text:p>
          <text:list>
            <text:list-item>
              <text:p text:style-name="P56">Compares size with common word threshold<text:span text:style-name="T13">o</text:span></text:p>
            </text:list-item>
          </text:list>
        </text:list-item>
      </text:list>
      <text:h text:style-name="Heading_20_3" text:outline-level="3">Search consist<text:span text:style-name="T16">ing</text:span> of only common words</text:h>
      <text:h text:style-name="P8" text:outline-level="1"><text:bookmark-start text:name="__RefHeading___Toc106_704386036"/>Design<text:bookmark-end text:name="__RefHeading___Toc106_704386036"/></text:h>
      <text:h text:style-name="Heading_20_2" text:outline-level="2"><text:bookmark-start text:name="__RefHeading___Toc108_704386036"/>Hashes<text:bookmark-end text:name="__RefHeading___Toc108_704386036"/></text:h>
      <text:list xml:id="list766337472" text:style-name="L4">
        <text:list-item>
          <text:p text:style-name="P13">Words have a hash.<text:span text:style-name="T13"> <text:s/>The hash could be 64 bit or 128 bit.</text:span></text:p>
        </text:list-item>
        <text:list-item>
          <text:p text:style-name="P13">Document URLs have a hash.</text:p>
        </text:list-item>
        <text:list-item>
          <text:p text:style-name="P13">Hashes have a binary form.</text:p>
        </text:list-item>
        <text:list-item>
          <text:p text:style-name="P13">Hashes can be expressed in base 64 to be used as <text:span text:style-name="T41">directory </text:span>names.</text:p>
          <text:list>
            <text:list-item>
              <text:p text:style-name="P33">[A … Z a ... z 0 … 9 :=]</text:p>
            </text:list-item>
          </text:list>
        </text:list-item>
        <text:list-item>
          <text:p text:style-name="P31">More details in <text:span text:style-name="T37">hashing.txt</text:span></text:p>
        </text:list-item>
      </text:list>
      <text:p text:style-name="P32"/>
      <text:h text:style-name="Heading_20_2" text:outline-level="2">3 models for <text:span text:style-name="T39">L</text:span>ookup <text:span text:style-name="T39">Implementation</text:span></text:h>
      <text:p text:style-name="Text_20_body">Only testing <text:span text:style-name="T36">will reveal the real truth about which models are faster.</text:span></text:p>
      <text:h text:style-name="Heading_20_3" text:outline-level="3">In memory</text:h>
      <text:list xml:id="list2100523201" text:style-name="L27">
        <text:list-item>
          <text:p text:style-name="P84">Thought to be the fastest by a mile.</text:p>
        </text:list-item>
        <text:list-item>
          <text:p text:style-name="P84">Would be made with pthreads, for fast lookups.</text:p>
        </text:list-item>
        <text:list-item>
          <text:p text:style-name="P84">Raw data (<text:span text:style-name="T38">at least, </text:span>documents) needs to be kept on files.</text:p>
          <text:list>
            <text:list-item>
              <text:p text:style-name="P90">See <text:span text:style-name="T37">filesystem.txt</text:span></text:p>
            </text:list-item>
          </text:list>
        </text:list-item>
        <text:list-item>
          <text:p text:style-name="P89">Memory limitations. <text:s/></text:p>
          <text:list>
            <text:list-item>
              <text:p text:style-name="P89">Concern about fitting data into memory.</text:p>
            </text:list-item>
            <text:list-item>
              <text:p text:style-name="P89">Might be alleviated by using document-word groups</text:p>
              <text:list>
                <text:list-item>
                  <text:p text:style-name="P89">See <text:span text:style-name="T37">docWordGroups.txt</text:span></text:p>
                </text:list-item>
                <text:list-item>
                  <text:p text:style-name="P94">Extra work to design and code.</text:p>
                </text:list-item>
              </text:list>
            </text:list-item>
          </text:list>
        </text:list-item>
      </text:list>
      <text:h text:style-name="Heading_20_3" text:outline-level="3">File implementation</text:h>
      <text:list xml:id="list3637326641" text:style-name="L28">
        <text:list-item>
          <text:p text:style-name="P96">Reqires Words directory and Documents directory</text:p>
          <text:list>
            <text:list-item>
              <text:p text:style-name="P96">Both may be very large.</text:p>
            </text:list-item>
            <text:list-item>
              <text:p text:style-name="P86">See <text:span text:style-name="T37">filesystem.txt<text:tab/></text:span></text:p>
            </text:list-item>
          </text:list>
        </text:list-item>
        <text:list-item>
          <text:p text:style-name="P85">Thought to be slower <text:span text:style-name="T39">than in-memory index</text:span>.</text:p>
        </text:list-item>
        <text:list-item>
          <text:p text:style-name="P86">Most easily backed up <text:span text:style-name="T39">or transported</text:span>.</text:p>
        </text:list-item>
        <text:list-item>
          <text:p text:style-name="P87">NTFS </text:p>
          <text:list>
            <text:list-item>
              <text:p text:style-name="P87">hard limitation of 2^32 = 4e9 files. <text:s/><text:span text:style-name="T40">Not good.</text:span></text:p>
            </text:list-item>
          </text:list>
        </text:list-item>
        <text:list-item>
          <text:p text:style-name="P87">Ext4 </text:p>
          <text:list>
            <text:list-item>
              <text:p text:style-name="P87">hard limitation of 2^32 entries in a directory.</text:p>
            </text:list-item>
            <text:list-item>
              <text:p text:style-name="P88">Might be slow well before that.</text:p>
            </text:list-item>
            <text:list-item>
              <text:p text:style-name="P97">Maybe best to use single letter of base 64 representation of 128 bit checksum at each directory level</text:p>
              <text:list>
                <text:list-item>
                  <text:p text:style-name="P97">Similar to implementation of csc_hash_t.</text:p>
                </text:list-item>
              </text:list>
            </text:list-item>
            <text:list-item>
              <text:p text:style-name="P96">Configurable hard limit on number of inodes.</text:p>
              <text:list>
                <text:list-item>
                  <text:p text:style-name="P96">Mke2fs: -i flag on file system creation</text:p>
                </text:list-item>
              </text:list>
            </text:list-item>
          </text:list>
        </text:list-item>
      </text:list>
      <text:h text:style-name="Heading_20_3" text:outline-level="3">Database implementation</text:h>
      <text:list xml:id="list877791030" text:style-name="L29">
        <text:list-item>
          <text:p text:style-name="P95">Prefer MariaDb</text:p>
          <text:list>
            <text:list-item>
              <text:p text:style-name="P95">Faster</text:p>
            </text:list-item>
            <text:list-item>
              <text:p text:style-name="P95">Free</text:p>
            </text:list-item>
          </text:list>
        </text:list-item>
        <text:list-item>
          <text:p text:style-name="P93">Would still want raw data in file format</text:p>
          <text:list>
            <text:list-item>
              <text:p text:style-name="P92">See <text:span text:style-name="T37">filesystem.txt</text:span></text:p>
            </text:list-item>
          </text:list>
        </text:list-item>
        <text:list-item>
          <text:p text:style-name="P91">Simplest implementation.</text:p>
        </text:list-item>
        <text:list-item>
          <text:p text:style-name="P91">No worries about file system limitations.</text:p>
        </text:list-item>
        <text:list-item>
          <text:p text:style-name="P91">Might be slowest.</text:p>
        </text:list-item>
        <text:list-item>
          <text:p text:style-name="P91">Most scalable.</text:p>
        </text:list-item>
        <text:list-item>
          <text:p text:style-name="P91">Might take up more hard drive space.</text:p>
        </text:list-item>
      </text:list>
      <text:list xml:id="list120733991550864" text:continue-list="list3637326641" text:style-name="L28">
        <text:list-header>
          <text:p text:style-name="P69"/>
        </text:list-header>
      </text:list>
      <text:h text:style-name="Heading_20_2" text:outline-level="2"><text:bookmark-start text:name="__RefHeading___Toc1343_1031419351"/>Directories<text:bookmark-end text:name="__RefHeading___Toc1343_1031419351"/></text:h>
      <text:list xml:id="list1784990056" text:style-name="L5">
        <text:list-item>
          <text:p text:style-name="P57">Main</text:p>
          <text:list>
            <text:list-item>
              <text:p text:style-name="P57">Configuration</text:p>
            </text:list-item>
            <text:list-item>
              <text:p text:style-name="P57">Common words master files.</text:p>
            </text:list-item>
          </text:list>
        </text:list-item>
        <text:list-item>
          <text:p text:style-name="P58">Words</text:p>
          <text:list>
            <text:list-item>
              <text:p text:style-name="P58">Has word subdirectories</text:p>
            </text:list-item>
          </text:list>
        </text:list-item>
        <text:list-item>
          <text:p text:style-name="P58">Documents</text:p>
        </text:list-item>
      </text:list>
      <text:h text:style-name="Heading_20_2" text:outline-level="2"><text:bookmark-start text:name="__RefHeading___Toc110_704386036"/>Words directory<text:bookmark-end text:name="__RefHeading___Toc110_704386036"/></text:h>
      <text:list xml:id="list544835513" text:style-name="L6">
        <text:list-item>
          <text:p text:style-name="P14">There is a directory for each non-common word. <text:s/>It CANNOT be deleted if word is deemed to be common.</text:p>
        </text:list-item>
        <text:list-item>
          <text:p text:style-name="P15"><text:span text:style-name="T12">Directories</text:span> in this directory use the <text:span text:style-name="T12">hash of the </text:span>word as a <text:span text:style-name="T12">directory</text:span> name<text:span text:style-name="T12">. <text:s/>Such directories contain:-</text:span></text:p>
          <text:list>
            <text:list-item>
              <text:p text:style-name="P16"><text:span text:style-name="T13">properties</text:span>,<text:span text:style-name="T12"> including the word itself.</text:span></text:p>
            </text:list-item>
          </text:list>
        </text:list-item>
      </text:list>
      <text:h text:style-name="Heading_20_3" text:outline-level="3">Documents file</text:h>
      <text:list xml:id="list120735205463882" text:continue-numbering="true" text:style-name="L6">
        <text:list-item>
          <text:p text:style-name="P18">A file called "documents" that contains an array of hashes of documents containing the word. <text:s/>It is essentially a file based array of document hashes:-</text:p>
          <text:list>
            <text:list-item>
              <text:p text:style-name="P17">The hashes here are not ordered, so that the word files can grow as documents are added to the database. <text:s/></text:p>
            </text:list-item>
            <text:list-item>
              <text:p text:style-name="P17"><text:span text:style-name="T13">Each hash has 8 bytes, i.e. 64 bit hash of article URL. <text:s/>(or 16 byte for 128 bit), </text:span><text:s/>and the file contains binary hashes (64 bit) of the document URLs of documents that use the word.</text:p>
            </text:list-item>
            <text:list-item>
              <text:p text:style-name="P17">The speed of access is that of reading an 8 byte hash from a sequential file. <text:s/>We will define that cost as 1 seq.</text:p>
            </text:list-item>
          </text:list>
        </text:list-item>
        <text:list-item>
          <text:p text:style-name="P20">A hashHof file may well exist here, if the number of documents associated with the word would be too big to fit in memory.</text:p>
        </text:list-item>
      </text:list>
      <text:p text:style-name="Standard"/>
      <text:h text:style-name="Heading_20_2" text:outline-level="2"><text:bookmark-start text:name="__RefHeading___Toc112_704386036"/>Doc<text:span text:style-name="T14">uments</text:span> directory<text:bookmark-end text:name="__RefHeading___Toc112_704386036"/></text:h>
      <text:list xml:id="list1336102868" text:style-name="L7">
        <text:list-item>
          <text:p text:style-name="P21">This directory will have a <text:span text:style-name="T1">sub-directory</text:span> for each document in this. <text:s/>The <text:span text:style-name="T1">sub-directory</text:span> uses the hash of the URL as a file name.</text:p>
        </text:list-item>
        <text:list-item>
          <text:p text:style-name="P22">Each <text:span text:style-name="T1">sub-directory</text:span> contains a number of files:-</text:p>
          <text:list>
            <text:list-item>
              <text:p text:style-name="P22"><text:span text:style-name="T14">C</text:span>ommon words bitmap<text:span text:style-name="T14">:- </text:span>common<text:span text:style-name="T14">.bmp</text:span>: </text:p>
            </text:list-item>
            <text:list-item>
              <text:p text:style-name="P22"><text:span text:style-name="T14">Properties</text:span> including URL, Title, Date, Author.</text:p>
            </text:list-item>
            <text:list-item>
              <text:p text:style-name="P19">A words file called words.hof:-</text:p>
              <text:list>
                <text:list-item>
                  <text:p text:style-name="P19">It contains all the non-common words in the document. <text:s/></text:p>
                </text:list-item>
                <text:list-item>
                  <text:p text:style-name="P22"><text:span text:style-name="T14">The file is </text:span>a fixed sized HashHof with a size of twice the number of different words in the document.</text:p>
                </text:list-item>
              </text:list>
            </text:list-item>
          </text:list>
        </text:list-item>
      </text:list>
      <text:list xml:id="list861534265" text:style-name="L8">
        <text:list-item>
          <text:list>
            <text:list-item>
              <text:list>
                <text:list-item>
                  <text:p text:style-name="P23">Cost of finding out if a word exists in a document is thought to be approx 20 seq.</text:p>
                </text:list-item>
              </text:list>
            </text:list-item>
          </text:list>
        </text:list-item>
      </text:list>
      <text:h text:style-name="Heading_20_3" text:outline-level="3"><text:bookmark-start text:name="__RefHeading___Toc116_704386036"/>Common Words Bitmap<text:bookmark-end text:name="__RefHeading___Toc116_704386036"/></text:h>
      <text:list xml:id="list491610746" text:style-name="L9">
        <text:list-item>
          <text:p text:style-name="P24">Each document (each doc directory) should have a common words bitmap, consisting of NC bits (8000 bits would be 1000 bytes), where each bit position corresponds to the common words index IC and each bit in the bitmap will be 1 if the word exists in the document and 0 otherwise. </text:p>
        </text:list-item>
      </text:list>
      <text:list xml:id="list3352727266" text:style-name="L10">
        <text:list-item>
          <text:p text:style-name="P26">The search will have a relatively recent in-memory table of the common words (which it read from a master file), and will be able to identify common words and the position in the common words bitmap.</text:p>
        </text:list-item>
        <text:list-item>
          <text:p text:style-name="P25"><text:span text:style-name="T15">If </text:span>he common words bitmap of a document is not recent, then its common words bitmap might be smaller than the master, and if that bit position does not exist then the documents file is used.</text:p>
        </text:list-item>
        <text:list-item>
          <text:p text:style-name="P25">If there are Nd documents, then in order optimise file sizes a common words bitmap would be used instead of a word file if there are more than (Nd/128) documents that have that word (assuming 64 bit hashes).</text:p>
        </text:list-item>
        <text:list-item>
          <text:p text:style-name="P25">However, if we take a case where If all the search words are common, then we could not look them up to see what documents match, and our efficient algorithm could not be used. </text:p>
        </text:list-item>
        <text:list-item>
          <text:p text:style-name="P25">Words that occur in at least NP% (NP is a number chosen. <text:s/>It may be in the range 10% to 50%) of documents are labelled as common.</text:p>
        </text:list-item>
        <text:list-item>
          <text:p text:style-name="P27">We can keep the bitmap simple by insisting that the number of words in such a bitmap is a multiple of 8. <text:s/>That way we do not have to keep an explicit size of the <text:span text:style-name="T1">bitmap.</text:span></text:p>
        </text:list-item>
      </text:list>
      <text:h text:style-name="Heading_20_3" text:outline-level="3">Words.hof</text:h>
      <text:list xml:id="list120734372591847" text:continue-numbering="true" text:style-name="L10">
        <text:list-item>
          <text:p text:style-name="P25">There is a file commonWords.txt, a plain text file containing the common words in order. <text:s/>It can grow. <text:s/>If we come across a common words bitmap has less entries than commonWords.txt, then it will only access those corresponding entries.</text:p>
        </text:list-item>
        <text:list-item>
          <text:p text:style-name="P25">So how do we know the number of words in commonWords.txt. <text:s/>It seems that you cant do that easilly in a text file. <text:s/>If we cannot know the number of elements before we read it, then we need to use the more general hash table. <text:s/>Then the record can contain the index, as well as the key.</text:p>
        </text:list-item>
        <text:list-item>
          <text:p text:style-name="P25">Cost of finding out if a common word exists in a document is thought to be approx 20 seq.</text:p>
        </text:list-item>
        <text:list-item>
          <text:p text:style-name="P25">We have allowed the common words list to grow. <text:s/>But when that happens there will be doc directories that wont have it in the list. <text:s/>If the bitmap is not large enough to include information on a given common word, then we would look for the word in the words hash table in the same directory.</text:p>
        </text:list-item>
      </text:list>
      <text:h text:style-name="P9" text:outline-level="2"><text:bookmark-start text:name="__RefHeading___Toc118_704386036"/>Configuration<text:bookmark-end text:name="__RefHeading___Toc118_704386036"/></text:h>
      <text:list xml:id="list2639882173" text:style-name="L11">
        <text:list-item>
          <text:p text:style-name="P28">Common word threshold - what percent of documents must have a given word in order for it to be considered common.</text:p>
        </text:list-item>
        <text:list-item>
          <text:p text:style-name="P28">The number of documents - Does not always have to be up to date, but this is needed in order to calculate if a word is to be considered as common.</text:p>
        </text:list-item>
      </text:list>
      <text:h text:style-name="Heading_20_1" text:outline-level="1"><text:bookmark-start text:name="__RefHeading___Toc1345_1031419351"/>Processes and Threads<text:bookmark-end text:name="__RefHeading___Toc1345_1031419351"/></text:h>
      <text:h text:style-name="Heading_20_3" text:outline-level="3">One thread gathers.</text:h>
      <text:list xml:id="list979224539" text:style-name="L12">
        <text:list-item>
          <text:p text:style-name="P29">It will tour websites.</text:p>
        </text:list-item>
        <text:list-item>
          <text:p text:style-name="P29">It will insert new documents.</text:p>
        </text:list-item>
        <text:list-item>
          <text:p text:style-name="P29">It will insert document references into Words.</text:p>
        </text:list-item>
      </text:list>
      <text:h text:style-name="Heading_20_3" text:outline-level="3">One thread serves</text:h>
      <text:list xml:id="list240077827" text:style-name="L13">
        <text:list-item>
          <text:p text:style-name="P30">Could increase the number of threads.</text:p>
        </text:list-item>
        <text:list-item>
          <text:p text:style-name="P30">It accepts a number of words (max 9)</text:p>
        </text:list-item>
        <text:list-item>
          <text:p text:style-name="P30">It goes to the file associated with each word, and finds documents<text:span text:style-name="T16"> </text:span>that match all words.</text:p>
        </text:list-item>
        <text:list-item>
          <text:p text:style-name="P30">It also has to formulate a response, sending the response to the <text:span text:style-name="T16">s</text:span>ender.</text:p>
        </text:list-item>
      </text:list>
      <text:h text:style-name="Heading_20_1" text:outline-level="1"><text:bookmark-start text:name="__RefHeading___Toc120_704386036"/>Algorithms<text:bookmark-end text:name="__RefHeading___Toc120_704386036"/></text:h>
      <text:h text:style-name="Heading_20_2" text:outline-level="2">M<text:span text:style-name="T19">ain Algorithm</text:span></text:h>
      <text:list xml:id="list2704791465" text:style-name="L14">
        <text:list-item>
          <text:p text:style-name="P70">Are all of the words common? <text:s/></text:p>
          <text:list>
            <text:list-item>
              <text:p text:style-name="P70">Bail out and give error.</text:p>
            </text:list-item>
          </text:list>
        </text:list-item>
        <text:list-item>
          <text:p text:style-name="P72">Create a list of records<text:span text:style-name="T20"> </text:span><text:span text:style-name="T23">wList</text:span>, one <text:span text:style-name="T20">record </text:span>for each of the search words.</text:p>
        </text:list-item>
        <text:list-item>
          <text:p text:style-name="P72"><text:span text:style-name="T20">Sort </text:span><text:span text:style-name="T23">wList</text:span><text:span text:style-name="T20"> as follows:- </text:span>The non common words are sorted in order of the number of documents each word occurs in. <text:s/>i.e. sorted in ascending order of the the sizes of the documents file in the word directory. <text:s/>The common words are are simply placed at the end of this list.</text:p>
        </text:list-item>
        <text:list-item>
          <text:p text:style-name="P73">Select the word <text:span text:style-name="T20">in </text:span><text:span text:style-name="T23">wList</text:span><text:span text:style-name="T20"> </text:span>with the lowest number of documents<text:span text:style-name="T20">, </text:span><text:span text:style-name="T27">lWord</text:span><text:span text:style-name="T20">.</text:span></text:p>
        </text:list-item>
        <text:list-item>
          <text:p text:style-name="P71"><text:span text:style-name="T19">If we can hold the document hashes for </text:span><text:span text:style-name="T28">l</text:span><text:span text:style-name="T27">W</text:span><text:span text:style-name="T28">ord</text:span><text:span text:style-name="T19"> in an in-memory HashHof, </text:span><text:span text:style-name="T22">hFirst</text:span><text:span text:style-name="T19">.</text:span></text:p>
          <text:list>
            <text:list-item>
              <text:p text:style-name="P71">Read <text:span text:style-name="T19">hashes, and enter document hashes for </text:span><text:span text:style-name="T28">l</text:span><text:span text:style-name="T27">W</text:span><text:span text:style-name="T28">ord</text:span><text:span text:style-name="T19"> into </text:span><text:span text:style-name="T22">hFirst</text:span><text:span text:style-name="T21">.</text:span></text:p>
            </text:list-item>
            <text:list-item>
              <text:p text:style-name="P74">Use MergeStrategy(<text:span text:style-name="T29">wList, hFirst</text:span>).</text:p>
            </text:list-item>
          </text:list>
        </text:list-item>
        <text:list-item>
          <text:p text:style-name="P70">Else</text:p>
          <text:list>
            <text:list-item>
              <text:p text:style-name="P75">Either</text:p>
              <text:list>
                <text:list-item>
                  <text:p text:style-name="P71">Use the hashHof file<text:span text:style-name="T19"> for the word </text:span>(It should exist if <text:span text:style-name="T18">and only if </text:span>the number of documents is too big to hold in memory<text:span text:style-name="T18">. <text:s/>8G gives 50 million records</text:span>)<text:span text:style-name="T20">. <text:s/>We will also call that </text:span><text:span text:style-name="T23">hFirst</text:span><text:span text:style-name="T20">.</text:span></text:p>
                </text:list-item>
                <text:list-item>
                  <text:p text:style-name="P74">Use the MergeStrategy(wList, hFirst).</text:p>
                </text:list-item>
              </text:list>
            </text:list-item>
            <text:list-item>
              <text:p text:style-name="P75">Or</text:p>
              <text:list>
                <text:list-item>
                  <text:p text:style-name="P75">Use WordLookupStrategy(<text:span text:style-name="T29">wList</text:span>).</text:p>
                </text:list-item>
              </text:list>
            </text:list-item>
          </text:list>
        </text:list-item>
      </text:list>
      <text:h text:style-name="P11" text:outline-level="3">MergeStrategy<text:span text:style-name="T19">(</text:span><text:span text:style-name="T30">w</text:span><text:span text:style-name="T31">L</text:span><text:span text:style-name="T30">ist, hFirst</text:span><text:span text:style-name="T19">)</text:span></text:h>
      <text:list xml:id="list4136903674" text:style-name="L15">
        <text:list-item>
          <text:p text:style-name="P47">For each of the remaining words<text:span text:style-name="T19">, </text:span><text:span text:style-name="T28">rword</text:span><text:span text:style-name="T19">, </text:span>in order of document count (file size)</text:p>
          <text:list>
            <text:list-item>
              <text:p text:style-name="P49">Create a new empty hashHof, <text:span text:style-name="T21">hNew</text:span> with the same <text:span text:style-name="T29">size as </text:span><text:span text:style-name="T24">hFirst</text:span><text:span text:style-name="T32">. <text:s/>Make it in-memory if it fits.</text:span></text:p>
            </text:list-item>
            <text:list-item>
              <text:p text:style-name="P48">Perform a sequential read of <text:span text:style-name="T19">the hashes from the documents file for </text:span><text:span text:style-name="T22">rword</text:span><text:span text:style-name="T19">. <text:s/>For each document hash, </text:span><text:span text:style-name="T23">dHash</text:span><text:span text:style-name="T24">:-</text:span></text:p>
              <text:list>
                <text:list-item>
                  <text:p text:style-name="P49">If <text:span text:style-name="T21">d</text:span><text:span text:style-name="T26">H</text:span><text:span text:style-name="T21">ash</text:span> is present in<text:span text:style-name="T29"> </text:span><text:span text:style-name="T24">hFirst</text:span><text:span text:style-name="T29">.</text:span></text:p>
                  <text:list>
                    <text:list-item>
                      <text:p text:style-name="P50">Add <text:span text:style-name="T21">dhash</text:span> to <text:span text:style-name="T21">hNew</text:span>.</text:p>
                    </text:list-item>
                  </text:list>
                </text:list-item>
              </text:list>
            </text:list-item>
            <text:list-item>
              <text:p text:style-name="P48"><text:span text:style-name="T18"><text:s/>Use </text:span><text:span text:style-name="T25">hNew</text:span><text:span text:style-name="T18"> to replace </text:span><text:span text:style-name="T25">hFirst</text:span><text:span text:style-name="T18">.</text:span></text:p>
            </text:list-item>
          </text:list>
        </text:list-item>
      </text:list>
      <text:h text:style-name="Heading_20_3" text:outline-level="3"><text:bookmark-start text:name="__RefHeading___Toc126_704386036"/>Cost<text:bookmark-end text:name="__RefHeading___Toc126_704386036"/></text:h>
      <text:list xml:id="list3645924814" text:style-name="L16">
        <text:list-item>
          <text:p text:style-name="P36">If <text:span text:style-name="T24">hFirst</text:span><text:span text:style-name="T29"> is</text:span> in memory. </text:p>
          <text:list>
            <text:list-item>
              <text:p text:style-name="P34">Cost is dominated by <text:span text:style-name="T4">cost of of the sequential </text:span>read<text:span text:style-name="T29">s</text:span><draw:frame draw:style-name="fr1" draw:name="Object1" text:anchor-type="as-char" svg:y="-0.377cm" svg:width="0.626cm" svg:height="0.531cm" draw:z-index="0"><draw:object xlink:href="./Object 1" xlink:type="simple" xlink:show="embed" xlink:actuate="onLoad"/><draw:image xlink:href="./ObjectReplacements/Object 1" xlink:type="simple" xlink:show="embed" xlink:actuate="onLoad"/></draw:frame><text:span text:style-name="T29">of the hashes from the documents files in the word directories.</text:span></text:p>
            </text:list-item>
            <text:list-item>
              <text:p text:style-name="P38"><text:span text:style-name="T3">D</text:span>epends on number of documents associated with each search word i, <draw:frame draw:style-name="fr1" draw:name="Object3" text:anchor-type="as-char" svg:y="-0.377cm" svg:width="0.623cm" svg:height="0.531cm" draw:z-index="2"><draw:object xlink:href="./Object 3" xlink:type="simple" xlink:show="embed" xlink:actuate="onLoad"/><draw:image xlink:href="./ObjectReplacements/Object 3" xlink:type="simple" xlink:show="embed" xlink:actuate="onLoad"/></draw:frame></text:p>
            </text:list-item>
            <text:list-item>
              <text:p text:style-name="P35"><text:span text:style-name="T4">Approx cost </text:span><text:span text:style-name="T4"><draw:frame draw:style-name="fr1" draw:name="Object4" text:anchor-type="as-char" svg:y="-0.377cm" svg:width="0.651cm" svg:height="0.531cm" draw:z-index="3"><draw:object xlink:href="./Object 4" xlink:type="simple" xlink:show="embed" xlink:actuate="onLoad"/><draw:image xlink:href="./ObjectReplacements/Object 4" xlink:type="simple" xlink:show="embed" xlink:actuate="onLoad"/></draw:frame></text:span><text:span text:style-name="T4">is given by</text:span><draw:frame draw:style-name="fr1" draw:name="Object2" text:anchor-type="as-char" svg:y="-0.75cm" svg:width="2.455cm" svg:height="1.177cm" draw:z-index="1"><draw:object xlink:href="./Object 2" xlink:type="simple" xlink:show="embed" xlink:actuate="onLoad"/><draw:image xlink:href="./ObjectReplacements/Object 2" xlink:type="simple" xlink:show="embed" xlink:actuate="onLoad"/></draw:frame></text:p>
            </text:list-item>
            <text:list-item>
              <text:p text:style-name="P40">Where<draw:frame draw:style-name="fr1" draw:name="Object10" text:anchor-type="as-char" svg:y="-0.377cm" svg:width="0.691cm" svg:height="0.531cm" draw:z-index="7"><draw:object xlink:href="./Object 10" xlink:type="simple" xlink:show="embed" xlink:actuate="onLoad"/><draw:image xlink:href="./ObjectReplacements/Object 10" xlink:type="simple" xlink:show="embed" xlink:actuate="onLoad"/></draw:frame>is the number of search words.</text:p>
            </text:list-item>
          </text:list>
        </text:list-item>
        <text:list-item>
          <text:p text:style-name="P37">Otherwise </text:p>
          <text:list>
            <text:list-item>
              <text:p text:style-name="P37"><text:span text:style-name="T29">T</text:span>he file lookup<text:span text:style-name="T29"> would be</text:span> <text:span text:style-name="T29">100 </text:span>times slower that of in-memory, and the cost <text:span text:style-name="T29">will be dominated b</text:span>y the lookup.</text:p>
            </text:list-item>
            <text:list-item>
              <text:p text:style-name="P41">Approximate cost is ???</text:p>
            </text:list-item>
          </text:list>
        </text:list-item>
      </text:list>
      <text:h text:style-name="Heading_20_2" text:outline-level="2"><text:bookmark-start text:name="__RefHeading___Toc128_704386036"/><text:span text:style-name="T33">Word</text:span>Lookup<text:span text:style-name="T33">Strategy(</text:span><text:span text:style-name="T34">wList</text:span><text:span text:style-name="T33">)</text:span><text:bookmark-end text:name="__RefHeading___Toc128_704386036"/></text:h>
      <text:h text:style-name="Heading_20_3" text:outline-level="3"><text:bookmark-start text:name="__RefHeading___Toc130_704386036"/>Algorithm<text:bookmark-end text:name="__RefHeading___Toc130_704386036"/></text:h>
      <text:list xml:id="list2322211047" text:style-name="L17">
        <text:list-item>
          <text:p text:style-name="P42">Select the word with the lowest number of documents<text:span text:style-name="T35">, </text:span><text:span text:style-name="T26">lWord</text:span>.</text:p>
        </text:list-item>
        <text:list-item>
          <text:p text:style-name="P51">Perform a sequential read of <text:span text:style-name="T19">the hashes </text:span><text:span text:style-name="T22">dHash</text:span><text:span text:style-name="T19"> from the documents file for </text:span><text:span text:style-name="T22">rword</text:span><text:span text:style-name="T19">. <text:s/>For each document hash, </text:span><text:span text:style-name="T23">dHash</text:span><text:span text:style-name="T24">:-</text:span></text:p>
          <text:list>
            <text:list-item>
              <text:p text:style-name="P51"><text:span text:style-name="T35">For each of the remaining words, </text:span><text:span text:style-name="T28">rword</text:span><text:span text:style-name="T19">, in order of document count (file size).</text:span></text:p>
              <text:list>
                <text:list-item>
                  <text:p text:style-name="P43">If a search word is common and the size of the common index includes this word</text:p>
                </text:list-item>
                <text:list-item>
                  <text:p text:style-name="P43">then</text:p>
                  <text:list>
                    <text:list-item>
                      <text:p text:style-name="P43">Look up the word in the common index.</text:p>
                    </text:list-item>
                  </text:list>
                </text:list-item>
                <text:list-item>
                  <text:p text:style-name="P43">else</text:p>
                  <text:list>
                    <text:list-item>
                      <text:p text:style-name="P43">Look up the hash of remaining search words, in order of document count, in the "words" file of the referenced document.</text:p>
                    </text:list-item>
                  </text:list>
                </text:list-item>
              </text:list>
            </text:list-item>
            <text:list-item>
              <text:p text:style-name="P52">If all search words are present in the document, then add the document to a linked list of matching documents.</text:p>
            </text:list-item>
          </text:list>
        </text:list-item>
      </text:list>
      <text:h text:style-name="Heading_20_3" text:outline-level="3"><text:bookmark-start text:name="__RefHeading___Toc132_704386036"/>Cost<text:bookmark-end text:name="__RefHeading___Toc132_704386036"/></text:h>
      <text:list xml:id="list1441067630" text:style-name="L18">
        <text:list-item>
          <text:p text:style-name="P45">Cost is dominated by word lookup in documents "word" files<text:span text:style-name="T4">,</text:span><draw:frame draw:style-name="fr1" draw:name="Object5" text:anchor-type="as-char" svg:y="-0.377cm" svg:width="0.639cm" svg:height="0.531cm" draw:z-index="4"><draw:object xlink:href="./Object 5" xlink:type="simple" xlink:show="embed" xlink:actuate="onLoad"/><draw:image xlink:href="./ObjectReplacements/Object 5" xlink:type="simple" xlink:show="embed" xlink:actuate="onLoad"/></draw:frame><text:span text:style-name="T4">. <text:s/>It is thought that </text:span><text:span text:style-name="T4"><draw:frame draw:style-name="fr1" draw:name="Object6" text:anchor-type="as-char" svg:y="-0.377cm" svg:width="1.864cm" svg:height="0.531cm" draw:z-index="5"><draw:object xlink:href="./Object 6" xlink:type="simple" xlink:show="embed" xlink:actuate="onLoad"/><draw:image xlink:href="./ObjectReplacements/Object 6" xlink:type="simple" xlink:show="embed" xlink:actuate="onLoad"/></draw:frame></text:span><text:span text:style-name="T4">.</text:span></text:p>
        </text:list-item>
        <text:list-item>
          <text:p text:style-name="P39"><text:span text:style-name="T3">D</text:span>epends on number of documents associated with each search word i, <draw:frame draw:style-name="fr1" draw:name="Object8" text:anchor-type="as-char" svg:y="-0.377cm" svg:width="0.623cm" svg:height="0.531cm" draw:z-index="8"><draw:object xlink:href="./Object 8" xlink:type="simple" xlink:show="embed" xlink:actuate="onLoad"/><draw:image xlink:href="./ObjectReplacements/Object 8" xlink:type="simple" xlink:show="embed" xlink:actuate="onLoad"/><svg:desc>formula</svg:desc></draw:frame></text:p>
        </text:list-item>
        <text:list-item>
          <text:p text:style-name="P44"><text:span text:style-name="T5">Approx cost,</text:span><text:span text:style-name="T5"><draw:frame draw:style-name="fr1" draw:name="Object9" text:anchor-type="as-char" svg:y="-0.377cm" svg:width="0.651cm" svg:height="0.531cm" draw:z-index="9"><draw:object xlink:href="./Object 9" xlink:type="simple" xlink:show="embed" xlink:actuate="onLoad"/><draw:image xlink:href="./ObjectReplacements/Object 9" xlink:type="simple" xlink:show="embed" xlink:actuate="onLoad"/></draw:frame></text:span><text:span text:style-name="T5">is given by</text:span><draw:frame draw:style-name="fr1" draw:name="Object7" text:anchor-type="as-char" svg:y="-0.566cm" svg:width="3.099cm" svg:height="0.801cm" draw:z-index="6"><draw:object xlink:href="./Object 7" xlink:type="simple" xlink:show="embed" xlink:actuate="onLoad"/><draw:image xlink:href="./ObjectReplacements/Object 7" xlink:type="simple" xlink:show="embed" xlink:actuate="onLoad"/></draw:frame>.<text:span text:style-name="T5"> </text:span></text:p>
        </text:list-item>
        <text:list-item>
          <text:p text:style-name="P46">It costs 20 times as much as Merge algorithm but would be good if we cant fit hash table in memory.</text:p>
        </text:list-item>
      </text:list>
      <text:h text:style-name="Heading_20_1" text:outline-level="1"><text:bookmark-start text:name="__RefHeading___Toc562_90201329"/>Database Creation and Maintenance<text:bookmark-end text:name="__RefHeading___Toc562_90201329"/></text:h>
      <text:p text:style-name="Standard"/>
      <text:p text:style-name="Standard">What modules or processes might there be?</text:p>
      <text:h text:style-name="Heading_20_2" text:outline-level="2"><text:bookmark-start text:name="__RefHeading___Toc144_704386036"/>Extract<text:bookmark-end text:name="__RefHeading___Toc144_704386036"/></text:h>
      <text:p text:style-name="P1">A program that <text:span text:style-name="T9">extracts word usage and links from a HTML document.</text:span></text:p>
      <text:h text:style-name="P12" text:outline-level="3">Inputs</text:h>
      <text:list xml:id="list375497008" text:style-name="L19">
        <text:list-item>
          <text:p text:style-name="P77">List of common words</text:p>
          <text:list>
            <text:list-item>
              <text:p text:style-name="P77">First action is probably to read that. <text:s/>It is a good argument for converting this into a service, because the common words list would already be read in.</text:p>
            </text:list-item>
          </text:list>
        </text:list-item>
      </text:list>
      <text:h text:style-name="Heading_20_3" text:outline-level="3">Outputs</text:h>
      <text:list xml:id="list1926293019" text:style-name="L20">
        <text:list-item>
          <text:p text:style-name="P78">Creation of doc directory based on normalised URL.</text:p>
          <text:list>
            <text:list-item>
              <text:p text:style-name="P78">Words hash table.</text:p>
            </text:list-item>
            <text:list-item>
              <text:p text:style-name="P78">Common words bitmap.</text:p>
            </text:list-item>
            <text:list-item>
              <text:p text:style-name="P81">Metadata:-</text:p>
              <text:list>
                <text:list-item>
                  <text:p text:style-name="P81">Title</text:p>
                </text:list-item>
                <text:list-item>
                  <text:p text:style-name="P81">URL</text:p>
                </text:list-item>
              </text:list>
            </text:list-item>
          </text:list>
        </text:list-item>
        <text:list-item>
          <text:p text:style-name="P98">Adds hash of doc URL to all non-common words directories.</text:p>
        </text:list-item>
        <text:list-item>
          <text:p text:style-name="P59">Create list of links from document.</text:p>
        </text:list-item>
        <text:list-item>
          <text:p text:style-name="P59">Title and any other useful metadata.</text:p>
        </text:list-item>
      </text:list>
      <text:h text:style-name="Heading_20_3" text:outline-level="3">Arguments</text:h>
      <text:list xml:id="list837574722" text:style-name="L21">
        <text:list-item>
          <text:p text:style-name="P61">The path of the HTML document to perform extraction.</text:p>
        </text:list-item>
        <text:list-item>
          <text:p text:style-name="P79">The URL of the document.</text:p>
          <text:list>
            <text:list-item>
              <text:p text:style-name="P60">Its needed regardless in order to create hash of document and metadata.</text:p>
            </text:list-item>
          </text:list>
        </text:list-item>
        <text:list-item>
          <text:p text:style-name="P82">Output Switches</text:p>
          <text:list>
            <text:list-item>
              <text:p text:style-name="P83">Whether to create <text:span text:style-name="T8">doc directory and add to words list.</text:span></text:p>
            </text:list-item>
            <text:list-item>
              <text:p text:style-name="P80">Whether to create list of links.</text:p>
            </text:list-item>
            <text:list-item>
              <text:p text:style-name="P82">Whether <text:span text:style-name="T10">to ignore links that already have a doc directory.</text:span></text:p>
            </text:list-item>
          </text:list>
        </text:list-item>
        <text:list-item>
          <text:p text:style-name="P76">List of allowable domains. <text:s/>URLs outside of the list will be ignored.</text:p>
        </text:list-item>
      </text:list>
      <text:h text:style-name="Heading_20_2" text:outline-level="2"><text:bookmark-start text:name="__RefHeading___Toc564_90201329"/>Extract Scripting<text:bookmark-end text:name="__RefHeading___Toc564_90201329"/></text:h>
      <text:list xml:id="list3429609225" text:style-name="L22">
        <text:list-item>
          <text:p text:style-name="P62">Ad-hock scripting using Bash. <text:s/>The various websites may follow patterns for their articles, and there may not be good reasons to hard code anything in.</text:p>
        </text:list-item>
        <text:list-item>
          <text:p text:style-name="P64">Uses</text:p>
          <text:list>
            <text:list-item>
              <text:p text:style-name="P64">wget</text:p>
            </text:list-item>
            <text:list-item>
              <text:p text:style-name="P64">extract program.</text:p>
            </text:list-item>
          </text:list>
        </text:list-item>
      </text:list>
      <text:h text:style-name="Heading_20_2" text:outline-level="2"><text:bookmark-start text:name="__RefHeading___Toc566_90201329"/><text:span text:style-name="T10">AJAX </text:span>Server<text:bookmark-end text:name="__RefHeading___Toc566_90201329"/></text:h>
      <text:list xml:id="list3968681877" text:style-name="L23">
        <text:list-item>
          <text:p text:style-name="P63">Provides AJAX service giving title and URL of sites matching search words.</text:p>
        </text:list-item>
        <text:list-item>
          <text:p text:style-name="P65">Has blacklisting.</text:p>
        </text:list-item>
      </text:list>
      <text:h text:style-name="Heading_20_2" text:outline-level="2"><text:bookmark-start text:name="__RefHeading___Toc568_90201329"/>Search Website<text:bookmark-end text:name="__RefHeading___Toc568_90201329"/></text:h>
      <text:list xml:id="list740223299" text:style-name="L24">
        <text:list-item>
          <text:p text:style-name="P66">Provides web interface to AJAX server.</text:p>
        </text:list-item>
        <text:list-item>
          <text:p text:style-name="P66">Has blacklisting.</text:p>
        </text:list-item>
      </text:list>
      <text:h text:style-name="Heading_20_1" text:outline-level="1"><text:bookmark-start text:name="__RefHeading___Toc604_818902135"/>TODO<text:bookmark-end text:name="__RefHeading___Toc604_818902135"/></text:h>
      <text:p text:style-name="P2">Evolution Plan</text:p>
      <text:list xml:id="list819570194" text:style-name="L25">
        <text:list-item>
          <text:p text:style-name="P67">Finish program Extract</text:p>
        </text:list-item>
        <text:list-item>
          <text:p text:style-name="P68">Design and make tool to update common words list.</text:p>
        </text:list-item>
        <text:list-item>
          <text:p text:style-name="P68">Create script to use Extract with ICH</text:p>
        </text:list-item>
        <text:list-item>
          <text:p text:style-name="P67">Make AJAX server</text:p>
        </text:list-item>
        <text:list-item>
          <text:p text:style-name="P67">Make Website</text:p>
        </text:list-item>
      </text:list>
      <text:h text:style-name="Heading_20_1" text:outline-level="1"><text:bookmark-start text:name="__RefHeading___Toc148_704386036"/>Mis<text:span text:style-name="T2">c</text:span><text:bookmark-end text:name="__RefHeading___Toc148_704386036"/></text:h>
      <text:h text:style-name="P10" text:outline-level="2"><text:bookmark-start text:name="__RefHeading___Toc1347_1031419351"/>Blacklisting<text:bookmark-end text:name="__RefHeading___Toc1347_1031419351"/></text:h>
      <text:p text:style-name="P4">You just cant allow folks to hammer the website.<text:span text:style-name="T17"> <text:s/></text:span>Blacklisting will be essential.</text:p>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2cm" fo:margin-bottom="0.21cm" loext:contextual-spacing="false" fo:text-align="center" style:justify-single-word="false" style:page-number="auto"/>
      <style:text-properties fo:font-size="16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5cm" fo:margin-bottom="0.21cm" loext:contextual-spacing="false"/>
      <style:text-properties fo:font-size="130%" style:text-underline-style="solid" style:text-underline-width="auto" style:text-underline-color="font-color"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margin-top="0.101cm" fo:margin-bottom="0.101cm" loext:contextual-spacing="false" fo:text-indent="0cm" style:auto-text-indent="fals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1T09:41:32.630822046</meta:creation-date>
    <meta:generator>LibreOffice/6.4.7.2$Linux_X86_64 LibreOffice_project/40$Build-2</meta:generator>
    <dc:date>2022-05-29T12:07:33.606417399</dc:date>
    <meta:editing-duration>PT1H9M36S</meta:editing-duration>
    <meta:editing-cycles>13</meta:editing-cycles>
    <meta:document-statistic meta:table-count="0" meta:image-count="0" meta:object-count="10" meta:page-count="1" meta:paragraph-count="232" meta:word-count="2191" meta:character-count="11551" meta:non-whitespace-character-count="9697"/>
  </office:meta>
</office:document-meta>
</file>

<file path=Object 1/content.xml><?xml version="1.0" encoding="utf-8"?>
<math xmlns="http://www.w3.org/1998/Math/MathML" display="block">
  <semantics>
    <msub>
      <mi>T</mi>
      <mi>S</mi>
    </msub>
    <annotation encoding="StarMath 5.0">T_S</annotation>
  </semantics>
</math>
</file>

<file path=Object 10/content.xml><?xml version="1.0" encoding="utf-8"?>
<math xmlns="http://www.w3.org/1998/Math/MathML" display="block">
  <semantics>
    <msub>
      <mi>N</mi>
      <mi>S</mi>
    </msub>
    <annotation encoding="StarMath 5.0">N_S</annotation>
  </semantics>
</math>
</file>

<file path=Object 2/content.xml><?xml version="1.0" encoding="utf-8"?>
<math xmlns="http://www.w3.org/1998/Math/MathML" display="block">
  <semantics>
    <mrow>
      <mrow>
        <msub>
          <mi>T</mi>
          <mi>T</mi>
        </msub>
        <mo stretchy="false">=</mo>
        <msub>
          <mi>T</mi>
          <mi>S</mi>
        </msub>
      </mrow>
      <mrow>
        <munderover>
          <mo stretchy="false">∑</mo>
          <mrow>
            <mi>i</mi>
            <mo stretchy="false">=</mo>
            <mn>1</mn>
          </mrow>
          <msub>
            <mi>N</mi>
            <mi>S</mi>
          </msub>
        </munderover>
        <msub>
          <mi>D</mi>
          <mi>i</mi>
        </msub>
      </mrow>
    </mrow>
    <annotation encoding="StarMath 5.0">T_T = T_S sum from{i=1} to{N_S} D_i</annotation>
  </semantics>
</math>
</file>

<file path=Object 3/content.xml><?xml version="1.0" encoding="utf-8"?>
<math xmlns="http://www.w3.org/1998/Math/MathML" display="block">
  <semantics>
    <msub>
      <mi>D</mi>
      <mi>i</mi>
    </msub>
    <annotation encoding="StarMath 5.0">D_{ i }</annotation>
  </semantics>
</math>
</file>

<file path=Object 4/content.xml><?xml version="1.0" encoding="utf-8"?>
<math xmlns="http://www.w3.org/1998/Math/MathML" display="block">
  <semantics>
    <msub>
      <mi>T</mi>
      <mi>T</mi>
    </msub>
    <annotation encoding="StarMath 5.0">T_T</annotation>
  </semantics>
</math>
</file>

<file path=Object 5/content.xml><?xml version="1.0" encoding="utf-8"?>
<math xmlns="http://www.w3.org/1998/Math/MathML" display="block">
  <semantics>
    <msub>
      <mi>T</mi>
      <mi>L</mi>
    </msub>
    <annotation encoding="StarMath 5.0">T_L</annotation>
  </semantics>
</math>
</file>

<file path=Object 6/content.xml><?xml version="1.0" encoding="utf-8"?>
<math xmlns="http://www.w3.org/1998/Math/MathML" display="block">
  <semantics>
    <mrow>
      <mrow>
        <msub>
          <mi>T</mi>
          <mi>L</mi>
        </msub>
        <mo stretchy="false">≈</mo>
        <mn>20</mn>
      </mrow>
      <msub>
        <mi>T</mi>
        <mi>s</mi>
      </msub>
    </mrow>
    <annotation encoding="StarMath 5.0">T_L approx  20 T_s</annotation>
  </semantics>
</math>
</file>

<file path=Object 7/content.xml><?xml version="1.0" encoding="utf-8"?>
<math xmlns="http://www.w3.org/1998/Math/MathML" display="block">
  <semantics>
    <mrow>
      <mrow>
        <msub>
          <mi>T</mi>
          <mi>T</mi>
        </msub>
        <mo stretchy="false">=</mo>
        <msub>
          <mi>T</mi>
          <mi>L</mi>
        </msub>
      </mrow>
      <mrow>
        <msubsup>
          <mo stretchy="false">∑</mo>
          <mrow>
            <mi>i</mi>
            <mo stretchy="false">=</mo>
            <mn>1</mn>
          </mrow>
          <mrow>
            <msub>
              <mi>N</mi>
              <mi>S</mi>
            </msub>
            <mo stretchy="false">−</mo>
            <mn>1</mn>
          </mrow>
        </msubsup>
        <msub>
          <mi>D</mi>
          <mi>i</mi>
        </msub>
      </mrow>
    </mrow>
    <annotation encoding="StarMath 5.0"> T_T = T_L sum_{i=1}^{ N_S-1} {D_i}</annotation>
  </semantics>
</math>
</file>

<file path=Object 8/content.xml><?xml version="1.0" encoding="utf-8"?>
<math xmlns="http://www.w3.org/1998/Math/MathML" display="block">
  <semantics>
    <msub>
      <mi>D</mi>
      <mi>i</mi>
    </msub>
    <annotation encoding="StarMath 5.0">D_{ i }</annotation>
  </semantics>
</math>
</file>

<file path=Object 9/content.xml><?xml version="1.0" encoding="utf-8"?>
<math xmlns="http://www.w3.org/1998/Math/MathML" display="block">
  <semantics>
    <msub>
      <mi>T</mi>
      <mi>T</mi>
    </msub>
    <annotation encoding="StarMath 5.0">T_T</annotation>
  </semantics>
</math>
</file>